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Subtitle" style:family="paragraph">
      <style:text-properties fo:font-style="italic" style:font-style-asian="italic" style:font-style-complex="italic"/>
    </style:style>
    <style:style style:name="P3" style:parent-style-name="Subtitle" style:family="paragraph">
      <style:text-properties fo:font-style="italic" style:font-style-asian="italic" style:font-style-complex="italic"/>
    </style:style>
    <style:style style:name="P4" style:parent-style-name="Textbody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Textbody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Textbody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style:font-name="Courier New" style:font-name-asian="Courier New" style:font-name-complex="Courier New" fo:color="#FF0000"/>
    </style:style>
    <style:style style:name="P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1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2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3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4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US" style:language-complex="ar" style:country-complex="SA"/>
    </style:style>
    <style:style style:name="T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US" style:language-complex="ar" style:country-complex="SA"/>
    </style:style>
    <style:style style:name="T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6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6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Python Functions – Worksheet 3</text:p>
      <text:p text:style-name="P2">CDS 230</text:p>
      <text:p text:style-name="P3">Spring 2018</text:p>
      <text:p text:style-name="Textbody"/>
      <text:h text:style-name="Heading1" text:outline-level="1">Problem</text:h>
      <text:p text:style-name="Textbody">Build a module that has the following:</text:p>
      <text:list text:style-name="LFO3" text:continue-numbering="true">
        <text:list-item>
          <text:p text:style-name="P4">A function named<text:s/><text:span text:style-name="T5">Read</text:span><text:s/>that reads in the<text:s/><text:span text:style-name="T6">romeojuliet.txt</text:span>. The function should have a<text:s/>single input which is the filename, and this argument should have a default value of ‘romeojuliet.txt’.</text:p>
        </text:list-item>
        <text:list-item>
          <text:p text:style-name="P7">A function named<text:s/><text:span text:style-name="T8">Parse</text:span><text:s/>that will receive a string as the input. (This string will be the output from the function<text:s/><text:span text:style-name="T9">Read</text:span>). This new function will convert<text:s/>the string to lowercase, split on white characters (use the<text:s/><text:span text:style-name="T10">split</text:span><text:s/>function without any argument). This function will return a list created by the<text:s/><text:span text:style-name="T11">split</text:span><text:s/>function.</text:p>
        </text:list-item>
        <text:list-item>
          <text:p text:style-name="P12">A function named<text:s/><text:span text:style-name="T13">Count</text:span>. The input is the list produced by the<text:s/><text:span text:style-name="T14">Parse</text:span><text:s/>function. This function will create a dictionary. The key is a unique word and the value is the number of times that the word exists.</text:p>
        </text:list-item>
      </text:list>
      <text:p text:style-name="Textbody">If the Python and the Romeo text are in the same directory. Then you should be able to run the following:</text:p>
      <text:p text:style-name="Standard"><text:span text:style-name="_OOoComputerSpecial">&gt;&gt;&gt;<text:s/></text:span><text:span text:style-name="_OOoComputerKeyWord">import</text:span><text:span text:style-name="_OOoComputerSpecial"><text:s/></text:span><text:span text:style-name="_OOoComputerIdent">pyfunction3</text:span></text:p>
      <text:p text:style-name="Standard"><text:span text:style-name="_OOoComputerSpecial">&gt;&gt;&gt;</text:span><text:s/><text:span text:style-name="_OOoComputerIdent">txt</text:span><text:s/><text:span text:style-name="_OOoComputerSpecial">=</text:span><text:s/><text:span text:style-name="_OOoComputerIdent">pyfunctio</text:span><text:span text:style-name="_OOoComputerIdent">n3</text:span><text:span text:style-name="_OOoComputerSpecial">.</text:span><text:span text:style-name="_OOoComputerIdent">Read</text:span><text:span text:style-name="_OOoComputerSpecial">(</text:span><text:s/><text:span text:style-name="_OOoComputerSpecial">)</text:span></text:p>
      <text:p text:style-name="Standard"><text:span text:style-name="_OOoComputerSpecial">&gt;&gt;&gt;</text:span><text:s/><text:span text:style-name="_OOoComputerIdent">words</text:span><text:s/><text:span text:style-name="_OOoComputerSpecial">=</text:span><text:s/><text:span text:style-name="_OOoComputerIdent">pyfunction3</text:span><text:span text:style-name="_OOoComputerSpecial">.</text:span><text:span text:style-name="_OOoComputerIdent">Parse</text:span><text:span text:style-name="_OOoComputerSpecial">(</text:span><text:s/><text:span text:style-name="_OOoComputerIdent">txt</text:span><text:s/><text:span text:style-name="_OOoComputerSpecial">)</text:span></text:p>
      <text:p text:style-name="Standard"><text:span text:style-name="_OOoComputerSpecial">&gt;&gt;&gt;</text:span><text:s/><text:span text:style-name="_OOoComputerIdent">cnts</text:span><text:s/><text:span text:style-name="_OOoComputerSpecial">=</text:span><text:s/><text:span text:style-name="_OOoComputerIdent">pyfunction3</text:span><text:span text:style-name="_OOoComputerSpecial">.</text:span><text:span text:style-name="_OOoComputerIdent">Count</text:span><text:span text:style-name="_OOoComputerSpecial">(</text:span><text:s/><text:span text:style-name="_OOoComputerIdent">words</text:span><text:s/><text:span text:style-name="_OOoComputerSpecial">)</text:span></text:p>
      <text:p text:style-name="Standard"><text:span text:style-name="_OOoComputerSpecial">&gt;&gt;&gt;</text:span><text:s/><text:span text:style-name="_OOoComputerIdent">cnts</text:span><text:span text:style-name="_OOoComputerSpecial">[</text:span><text:span text:style-name="_OOoComputerLiteral">'tybalt'</text:span><text:span text:style-name="_OOoComputerSpecial">]</text:span></text:p>
      <text:p text:style-name="Standard"><text:span text:style-name="_OOoComputerLiteral">39</text:span></text:p>
      <text:p text:style-name="Textbody"/>
      <text:soft-page-break/>
      <text:p text:style-name="Textbody"><text:span text:style-name="T15"><draw:frame draw:id="id0" draw:style-name="a0" draw:name="Frame2" text:anchor-type="as-char" svg:x="0in" svg:y="0in" svg:width="6.32014in" svg:height="0.80903in" style:rel-width="scale" style:rel-height="scale"><draw:text-box><text:p text:style-name="P16"><text:span text:style-name="T17">def</text:span><text:span text:style-name="T18"><text:s/></text:span><text:span text:style-name="T19">Read</text:span><text:span text:style-name="T20">(</text:span><text:span text:style-name="T21">filename</text:span><text:span text:style-name="T22">=</text:span><text:span text:style-name="T23">"romeo-and-juliet.txt"</text:span><text:span text:style-name="T24">):</text:span></text:p><text:p text:style-name="P25"><text:span text:style-name="T26"><text:s text:c="4"/></text:span><text:span text:style-name="T27">return</text:span><text:span text:style-name="T28"><text:s/></text:span><text:span text:style-name="T29">open</text:span><text:span text:style-name="T30">(filename).read()</text:span></text:p><text:p text:style-name="P31"/><text:p text:style-name="P32"><text:span text:style-name="T33">def</text:span><text:span text:style-name="T34"><text:s/></text:span><text:span text:style-name="T35">Parse</text:span><text:span text:style-name="T36">(</text:span><text:span text:style-name="T37">text</text:span><text:span text:style-name="T38">):</text:span></text:p><text:p text:style-name="P39"><text:span text:style-name="T40"><text:s text:c="4"/></text:span><text:span text:style-name="T41">return</text:span><text:span text:style-name="T42"><text:s/>text.lower().split()</text:span></text:p><text:p text:style-name="P43"/><text:p text:style-name="P44"><text:span text:style-name="T45">def</text:span><text:span text:style-name="T46"><text:s/></text:span><text:span text:style-name="T47">Count</text:span><text:span text:style-name="T48">(</text:span><text:span text:style-name="T49">wordlist</text:span><text:span text:style-name="T50">):</text:span></text:p><text:p text:style-name="P51"><text:s text:c="4"/>answer = {}</text:p><text:p text:style-name="P52"><text:span text:style-name="T53"><text:s text:c="4"/>distinctwords =<text:s/></text:span><text:span text:style-name="T54">set</text:span><text:span text:style-name="T55">(wordlist)</text:span></text:p><text:p text:style-name="P56"><text:span text:style-name="T57"><text:s text:c="4"/></text:span><text:span text:style-name="T58">for</text:span><text:span text:style-name="T59"><text:s/>word<text:s/></text:span><text:span text:style-name="T60">in</text:span><text:span text:style-name="T61"><text:s/>distinctwords:</text:span></text:p><text:p text:style-name="P62"><text:s text:c="8"/>answer[word] = wordlist.count(word)</text:p><text:p text:style-name="P63"><text:span text:style-name="T64"><text:s text:c="4"/></text:span><text:span text:style-name="T65">return</text:span><text:span text:style-name="T66"><text:s/>answer</text:span></text:p><text:p text:style-name="Textbody"/></draw:text-box><svg:title/><svg:desc/></draw:frame></text:span>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de" style:display-name="Code" style:family="paragraph" style:parent-style-name="Standard">
      <style:paragraph-properties fo:border="0.0034in solid #000000" fo:padding="0.0138in" style:shadow="none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>
      <style:text-properties fo:hyphenate="false"/>
    </style:style>
    <style:style style:name="Figure" style:display-name="Figure" style:family="paragraph" style:parent-style-name="Caption">
      <style:text-properties fo:hyphenate="false"/>
    </style:style>
    <style:style style:name="OOoComputerCode" style:display-name="OOoComputerCode" style:family="text">
      <style:text-properties style:font-name="Courier New" style:font-name-asian="Courier New" style:font-name-complex="Courier New" fo:color="#000000"/>
    </style:style>
    <style:style style:name="_OOoComputerBase" style:display-name="_OOoComputerBase" style:family="text" style:parent-style-name="OOoComputerCode">
      <style:text-properties style:font-name="Courier New" style:font-name-asian="Courier New" style:font-name-complex="Courier New" fo:color="#000000"/>
    </style:style>
    <style:style style:name="_OOoComputerComment" style:display-name="_OOoComputerComment" style:family="text" style:parent-style-name="_OOoComputerBase">
      <style:text-properties style:font-name="Courier New" style:font-name-asian="Courier New" style:font-name-complex="Courier New" fo:color="#4C4C4C"/>
    </style:style>
    <style:style style:name="_OOoComputerBaseNoLocale" style:display-name="_OOoComputerBaseNoLocale" style:family="text" style:parent-style-name="_OOoComputerBase">
      <style:text-properties style:font-name="Courier New" style:font-name-asian="Courier New" style:font-name-complex="Courier New" fo:color="#000000"/>
    </style:style>
    <style:style style:name="_OOoComputerSpecial" style:display-name="_OOoComputerSpecial" style:family="text" style:parent-style-name="_OOoComputerBaseNoLocale">
      <style:text-properties style:font-name="Courier New" style:font-name-asian="Courier New" style:font-name-complex="Courier New" fo:color="#000000"/>
    </style:style>
    <style:style style:name="_OOoComputerLiteral" style:display-name="_OOoComputerLiteral" style:family="text" style:parent-style-name="_OOoComputerBase">
      <style:text-properties style:font-name="Courier New" style:font-name-asian="Courier New" style:font-name-complex="Courier New" fo:color="#FF0000"/>
    </style:style>
    <style:style style:name="_OOoComputerNumber" style:display-name="_OOoComputerNumber" style:family="text" style:parent-style-name="_OOoComputerBase">
      <style:text-properties style:font-name="Courier New" style:font-name-asian="Courier New" style:font-name-complex="Courier New" fo:color="#FF3200"/>
    </style:style>
    <style:style style:name="_OOoComputerKeyWord" style:display-name="_OOoComputerKeyWord" style:family="text" style:parent-style-name="_OOoComputerBase">
      <style:text-properties style:font-name="Courier New" style:font-name-asian="Courier New" style:font-name-complex="Courier New" fo:color="#000080"/>
    </style:style>
    <style:style style:name="_OOoComputerAltKeyWord" style:display-name="_OOoComputerAltKeyWord" style:family="text" style:parent-style-name="_OOoComputerBase">
      <style:text-properties style:font-name="Courier New" style:font-name-asian="Courier New" style:font-name-complex="Courier New" fo:color="#320080"/>
    </style:style>
    <style:style style:name="_OOoComputerIdent" style:display-name="_OOoComputerIdent" style:family="text" style:parent-style-name="_OOoComputerBase">
      <style:text-properties style:font-name="Courier New" style:font-name-asian="Courier New" style:font-name-complex="Courier New" fo:color="#008000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Lauren Pincus<text:line-break/>CDS230-DL1<text:line-break/>HW9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en</dc:creator>
    <meta:creation-date>2017-11-07T18:03:00Z</meta:creation-date>
    <dc:date>2018-04-09T03:07:00Z</dc:date>
    <meta:template xlink:href="Normal.dotm" xlink:type="simple"/>
    <meta:editing-cycles>17</meta:editing-cycles>
    <meta:editing-duration>PT14280S</meta:editing-duration>
    <meta:document-statistic meta:page-count="2" meta:paragraph-count="2" meta:word-count="158" meta:character-count="1062" meta:row-count="7" meta:non-whitespace-character-count="906"/>
  </office:meta>
</office:document-meta>
</file>